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start" style:justify-single-word="false"/>
    </style:style>
    <style:style style:name="P2" style:family="paragraph" style:parent-style-name="Standard" style:list-style-name="L1"/>
    <style:style style:name="T1"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 damos la bienvenida a AWS Cloud Practitioner Essentials. </text:span></text:p>
      <text:p text:style-name="Standard"><text:span text:style-name="Strong_20_Emphasis"/></text:p>
      <text:p text:style-name="Standard"><text:span text:style-name="Strong_20_Emphasis">En esta sección inicial de la formación, comienzas con una comprensión básica de la computación en la nube y de cómo la nube revoluciona la forma en que trabajan las empresas. Al final de este primer conjunto de lecciones, te familiarizarás con los conceptos básicos, los beneficios y las responsabilidades compartidas de la computación en la nube.</text:span></text:p>
      <text:p text:style-name="Standard"><text:span text:style-name="Strong_20_Emphasis"/></text:p>
      <text:p text:style-name="Standard"><text:span text:style-name="Strong_20_Emphasis"><text:span text:style-name="T1">En esta lección, aprenderás:</text:span></text:span></text:p>
      <text:p text:style-name="Standard"><text:span text:style-name="Strong_20_Emphasis"/></text:p>
      <text:list text:style-name="L1">
        <text:list-item>
          <text:p text:style-name="P2"><text:span text:style-name="Strong_20_Emphasis">Qué es el modelo de cliente-servidor en un nivel básico.</text:span></text:p>
        </text:list-item>
      </text:list>
      <text:p text:style-name="Standard"><text:span text:style-name="Strong_20_Emphasis"/></text:p>
      <text:p text:style-name="Standard"><text:span text:style-name="Strong_20_Emphasis">En el siguiente vídeo, conocerás a quienes imparten la formación y aprenderás acerca de algunos principios básicos de la nube.</text:span></text:p>
      <text:p text:style-name="Standard"><text:span text:style-name="Strong_20_Emphasis"/></text:p>
      <text:h text:style-name="Heading_20_1" text:outline-level="1"><text:span text:style-name="Strong_20_Emphasis">Transcripción: Introducción a AWS Cloud Practitioner Essentials</text:span></text:h>
      <text:p text:style-name="Standard"><text:span text:style-name="Strong_20_Emphasis"/></text:p>
      <text:p text:style-name="Standard"><text:span text:style-name="Strong_20_Emphasis">Rudy: ¡Hola! Te damos la bienvenida al curso. Esperamos que tengas todo listo para sumergirte en los aspectos básicos de la nube de AWS.</text:span></text:p>
      <text:p text:style-name="Standard"><text:span text:style-name="Strong_20_Emphasis"/></text:p>
      <text:p text:style-name="Standard"><text:span text:style-name="Strong_20_Emphasis">Alan: Tenemos mucho material que cubrir y vamos a empezar por definir qué es la nube.</text:span></text:p>
      <text:p text:style-name="Standard"><text:span text:style-name="Strong_20_Emphasis"/></text:p>
      <text:p text:style-name="Standard"><text:span text:style-name="Strong_20_Emphasis">Morgan: Pero, antes de hacerlo, empecemos con algunas introducciones. Hola, soy Morgan Willis, Principal Cloud Technologist con AWS Training and Certification. Empecé en el mundo de las TI hace unos 15 años y, por el camino, me percaté de que me faltaba algo.</text:span></text:p>
      <text:p text:style-name="Standard"><text:span text:style-name="Strong_20_Emphasis">Echaba de menos ayudar y enseñar como lo hacía en mi primer trabajo en soporte de las TI. Así que empecé a enseñar en un campamento de desarrollo de software y, finalmente, llegué a Amazon Web Services, o AWS, donde, como Cloud Technologist, puedo ayudar a otros en su viaje de aprendizaje sobre la nube todos los días.</text:span></text:p>
      <text:p text:style-name="Standard"><text:span text:style-name="Strong_20_Emphasis"/></text:p>
      <text:p text:style-name="Standard"><text:span text:style-name="Strong_20_Emphasis">Rudy: ¡Qué tal, estudiantes! Me llamo Rudy Chetty y soy experto en tecnología y el arquitecto principal de soluciones para socios de AWS. Nací en la soleada Ciudad del Cabo, Sudáfrica, el hogar del bunny chow, el biltong y el boerewors. Llevo más de dos décadas en el ámbito de la tecnología ayudando a clientes de todo el mundo a hacer realidad sus sueños sobre aplicaciones y nube. Enseñar es mi pasión. Por lo tanto, no puedo esperar a que te sumerjas en este curso y aprendas todo sobre las maravillas de la nube y AWS.</text:span></text:p>
      <text:p text:style-name="Standard"><text:span text:style-name="Strong_20_Emphasis"/></text:p>
      <text:p text:style-name="Standard"><text:span text:style-name="Strong_20_Emphasis">Alan: Y yo soy Alan Meridian. Soy instructor de AWS Training and Certification.</text:span></text:p>
      <text:p text:style-name="Standard"><text:span text:style-name="Strong_20_Emphasis">Durante los últimos ocho años en AWS, he impartido cientos de formaciones para enseñar los conceptos, los servicios y las soluciones de AWS, a veces con ukeleles. Me alegro de que estés aquí. Vamos a aprender mucho juntos. [MÚSICA]</text:span></text:p>
      <text:p text:style-name="Standard"><text:span text:style-name="Strong_20_Emphasis"/></text:p>
      <text:p text:style-name="Standard"><text:span text:style-name="Strong_20_Emphasis">Rudy: La computación en la nube puede ser compleja, pero no te preocupes. Por eso estamos aquí Nuestro programa proporciona analogías, ejemplos y casos prácticos que te ayudarán a comprender mejor estos conceptos. Repasaremos toda la información esencial que necesitas </text:span><text:soft-page-break/><text:span text:style-name="Strong_20_Emphasis">para que te sientas a gusto hablando de AWS. Además, incluiremos algunas demostraciones de los servicios de AWS para mostrarte cómo funcionan las soluciones. Este enfoque de aprendizaje por capas refuerza de manera eficaz los conceptos. Ah, y prometemos hacerlo sencillo.</text:span></text:p>
      <text:p text:style-name="Standard"><text:span text:style-name="Strong_20_Emphasis"/></text:p>
      <text:p text:style-name="Standard"><text:span text:style-name="Strong_20_Emphasis">Morgan: AWS ofrece un amplio abanico de servicios para todas las empresas. AWS es la nube más completa y ampliamente adoptada del mundo, y millones de clientes utilizan AWS para ser más ágiles, reducir los costes e innovar más rápido. Tanto si buscas potencia de computación, IA generativa, bases de datos, almacenamiento, entrega de contenido o servicios especializados para alguna funcionalidad, AWS tiene los servicios que necesitas para ayudarte a crear aplicaciones sofisticadas para la empresa.</text:span></text:p>
      <text:p text:style-name="Standard"><text:span text:style-name="Strong_20_Emphasis"/></text:p>
      <text:p text:style-name="Standard"><text:span text:style-name="Strong_20_Emphasis">Alan: Esa es una gama enorme de servicios, y ojalá tuviéramos tiempo para cubrirlos todos, pero prometimos hacerlo sencillo. Por lo tanto, comencemos esta conversación con un concepto básico de la computación: el modelo cliente-servidor.</text:span></text:p>
      <text:p text:style-name="Standard"><text:span text:style-name="Strong_20_Emphasis"/></text:p>
      <text:p text:style-name="Standard"><text:span text:style-name="Strong_20_Emphasis">Rudy: Y para que las cosas se te queden en la cabeza, vamos a crear una analogía con una cafetería. Esta cafetería servirá como una metáfora del mundo real para mostrarte las diferentes partes del modelo de computación en la nube. Además, la analogía te ayudará a comprender cómo AWS puede cambiar la forma en que operan las TI.</text:span></text:p>
      <text:p text:style-name="Standard"><text:span text:style-name="Strong_20_Emphasis">Primero, pensemos en la cafetería y en cómo puede representar el modelo cliente-servidor.</text:span></text:p>
      <text:p text:style-name="Standard"><text:span text:style-name="Strong_20_Emphasis"/></text:p>
      <text:p text:style-name="Standard"><text:span text:style-name="Strong_20_Emphasis">Alan: Hagamos que Morgan sea la barista. Y seré el cliente. Voy a hacer una solicitud. En este caso, es para un café. En el mundo de la informática, la solicitud puede ser para cualquier cosa. Podría ser un análisis del patrón de lluvia en Sudáfrica, o podrían ser las últimas radiografías de la rodilla o vídeos de gatitos. Sea lo que sea que necesite la empresa, es donde comienza la solicitud. Básicamente, una persona hace una solicitud y, con los permisos, el servidor responde a esa solicitud. Quiero una bebida con cafeína. Morgan sería la parte del servidor del modelo cliente-servidor. En AWS, sería un servidor virtual. Desde el punto de vista de la arquitectura de computación en la nube, la transacción de la cafetería es bastante sencilla. Yo, el usuario, he hecho una solicitud a Morgan, el servidor. Morgan ha comprobado que la solicitud era legítima. En este caso, ¿le di dinero? ¿El artículo que pedí es algo que pueda hacer? Luego devolvió una respuesta, que en este ejemplo es un moca triple con extra de caramelo.</text:span></text:p>
      <text:p text:style-name="Standard"><text:span text:style-name="Strong_20_Emphasis"/></text:p>
      <text:p text:style-name="Standard"><text:span text:style-name="Strong_20_Emphasis">Morgan: Ahora, en la realidad, las aplicaciones suelen ser más complicadas que una sola transacción con un solo servidor. En una solución empresarial más desarrollada, puede complicarse de lo lindo. Pero, una vez más, vamos a empezar con lo básico. A medida que avance el programa, estos conceptos básicos se irán desarrollando unos sobre otros y, con suerte, al final, esos conceptos tan hermosos y complejos tendrán mucho más sentido. Ya has abordado tu primer concepto de computación en la nube, sigamos con un concepto clave de AWS, y es que solo pagas por lo que usas.</text:span></text:p>
      <text:p text:style-name="Standard"><text:span text:style-name="Strong_20_Emphasis"/></text:p>
      <text:p text:style-name="Standard"><text:span text:style-name="Strong_20_Emphasis">Rudy: Piensa en este principio tal como se aplica a la dotación de personal en una cafetería. A los empleados solo se les paga por las horas que trabajan en la tienda real. Así que, si Morgan y yo no trabajamos, bueno, entonces no nos pagan porque no trabajamos ninguna hora. Además, el propietario de la tienda decide cuántos baristas necesita para un día determinado de la semana. Los días ocupados requieren más empleados y los días más lentos menos. Pongamos un ejemplo. Digamos que la cafetería lanza una nueva bebida llamada Refresco de Rudy Rhubarb. Marca registrada. La tienda anticipa una mayor demanda ya que la bebida está muy buena, por lo que la tienda cuenta con 10 baristas durante todo el día. Si bien esto funciona con un aumento repentino de clientes, no es ideal para momentos más lentos durante </text:span><text:soft-page-break/><text:span text:style-name="Strong_20_Emphasis">el día. Algunos baristas podrían estar sin trabajar y sería difícil justificar pagarles solo para que estén allí por si se necesitan. El coste no tiene sentido desde el punto de vista financiero.</text:span></text:p>
      <text:p text:style-name="Standard"><text:span text:style-name="Strong_20_Emphasis"/></text:p>
      <text:p text:style-name="Standard"><text:span text:style-name="Strong_20_Emphasis">Alan: Sin embargo, eso es exactamente lo que ocurre en un centro de datos local, donde no puedes simplemente chasquear los dedos y triplicar tu capacidad. En AWS no se paga por adelantado. Y no tienes que preocuparte por limitaciones en cuanto a la capacidad.</text:span></text:p>
      <text:p text:style-name="Standard"><text:span text:style-name="Strong_20_Emphasis"/></text:p>
      <text:p text:style-name="Standard"><text:span text:style-name="Strong_20_Emphasis">Rudy: Cuando necesitas más recursos, se aprovisionan en ese mismo momento. Mola, ¿verdad? Luego, cuando ya no necesites esos recursos, podrás dejarlos con la misma rapidez. Solo tienes que definir la configuración correcta y se hará automáticamente. Y lo mejor es que cuando dejas de usar los recursos, se detiene el pago de inmediato. Del mismo modo que solo pagas al personal por las horas que trabaja, solo pagas por los recursos de AWS que consumes.</text:span></text:p>
      <text:p text:style-name="Standard"><text:span text:style-name="Strong_20_Emphasis"/></text:p>
      <text:p text:style-name="Standard"><text:span text:style-name="Strong_20_Emphasis">Morgan: De acuerdo, pagar solo por lo que usas es el primer concepto específico de AWS que abordamos, y es solo uno de los muchos beneficios cuando se trata de administrar tu empresa en AWS. Y por eso estamos aquí: para que puedas entender cómo AWS está desarrollado para ayudarte a administrar mejor tu empresa.</text:span></text:p>
      <text:p text:style-name="Standard"><text:span text:style-name="Strong_20_Emphasis"/></text:p>
      <text:p text:style-name="Standard"><text:span text:style-name="Strong_20_Emphasis">Alan: Exactamente. Ya has aprendido algunos conceptos básicos sobre la nube, ¡y esto solo es el principio!</text:span></text:p>
      <text:p text:style-name="Standard"><text:span text:style-name="Strong_20_Emphasis"/></text:p>
      <text:p text:style-name="Standard"><text:span text:style-name="Strong_20_Emphasis">Rudy: Sí, las cosas solo se van a poner más interesantes a medida que vayamos profundizando. Gracias por acompañarnos en este viaje de aprendizaje, futuro profesional de la nube de AWS. Nos vemos pron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19:30:47.267787300</meta:creation-date>
    <meta:generator>LibreOffice/25.2.6.2$Windows_X86_64 LibreOffice_project/729c5bfe710f5eb71ed3bbde9e06a6065e9c6c5d</meta:generator>
    <dc:date>2025-11-21T23:26:53.090732700</dc:date>
    <meta:editing-duration>PT11M49S</meta:editing-duration>
    <meta:editing-cycles>2</meta:editing-cycles>
    <meta:document-statistic meta:table-count="0" meta:image-count="0" meta:object-count="0" meta:page-count="3" meta:paragraph-count="26" meta:word-count="1339" meta:character-count="7957" meta:non-whitespace-character-count="6644"/>
  </office:meta>
</office:document-meta>
</file>